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18cm" fo:padding-top="0.123cm" fo:padding-bottom="0.123cm" fo:padding-left="0.251cm" fo:padding-right="0.251cm" fo:wrap-option="no-wrap"/>
    </style:style>
    <style:style style:name="pr5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style:shrink-to-fit="false" fo:min-height="3.181cm" fo:padding-top="0.123cm" fo:padding-bottom="0.123cm" fo:padding-left="0.251cm" fo:padding-right="0.251cm" fo:wrap-option="wrap"/>
    </style:style>
    <style:style style:name="pr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457cm" fo:padding-top="0.123cm" fo:padding-bottom="0.123cm" fo:padding-left="0.251cm" fo:padding-right="0.251cm" fo:wrap-option="no-wrap"/>
    </style:style>
    <style:style style:name="pr9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6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17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5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6" style:family="text">
      <style:text-properties fo:font-variant="normal" fo:text-transform="none" fo:color="#000099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name-complex="Tahoma" style:font-size-complex="2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italic" style:text-underline-style="none" fo:font-weight="bold" style:font-name-asian="MS Gothic2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12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13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friend functions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Erel Segal-Halev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iend functions" draw:style-name="dp1" draw:master-page-name="Default">
        <office:forms form:automatic-focus="false" form:apply-design-mode="false"/>
        <draw:custom-shape draw:name="מציין מיקום של מספר שקופית 2" draw:style-name="gr2" draw:text-style-name="P7" draw:layer="layout" svg:width="1.203cm" svg:height="0.936cm" svg:x="24.196cm" svg:y="18.113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4" draw:text-style-name="P11" draw:layer="layout" svg:width="24.349cm" svg:height="13.426cm" svg:x="0.832cm" svg:y="3.184cm" presentation:class="outline" presentation:user-transformed="true">
          <draw:text-box>
            <text:p text:style-name="P8"><text:span text:style-name="T4"/></text:p>
            <text:p text:style-name="P8"><text:span text:style-name="T4">Friend function in a class:</text:span></text:p>
            <text:list text:style-name="L3">
              <text:list-item>
                <text:list>
                  <text:list-item>
                    <text:p text:style-name="P9"><text:span text:style-name="T4">Not a method of the class</text:span></text:p>
                  </text:list-item>
                  <text:list-item>
                    <text:p text:style-name="P9"><text:span text:style-name="T4">Have access to the class’s private and protected </text:span></text:p>
                  </text:list-item>
                </text:list>
              </text:list-item>
            </text:list>
            <text:p text:style-name="P10"><text:span text:style-name="T4">data members</text:span></text:p>
            <text:list text:continue-numbering="true" text:style-name="L3">
              <text:list-item>
                <text:list>
                  <text:list-item>
                    <text:p text:style-name="P9"><text:span text:style-name="T4">Defined inside the class scope</text:span></text:p>
                  </text:list-item>
                </text:list>
              </text:list-item>
            </text:list>
          </draw:text-box>
        </draw:frame>
        <draw:frame draw:name="כותרת 2" presentation:style-name="pr5" draw:text-style-name="P13" draw:layer="layout" svg:width="24.842cm" svg:height="3.427cm" svg:x="0cm" svg:y="0.296cm" presentation:class="title" presentation:user-transformed="true">
          <draw:text-box>
            <text:p text:style-name="P12"><text:span text:style-name="T5">friend functions</text:span><text:span text:style-name="T6"> (folder 5)</text:span></text:p>
          </draw:text-box>
        </draw:frame>
        <presentation:notes draw:style-name="dp3">
          <draw:page-thumbnail draw:name="מציין מיקום של תמונת שקופית 1" draw:style-name="gr1" draw:layer="layout" svg:width="12.69cm" svg:height="9.52cm" svg:x="3.179cm" svg:y="1.931cm" draw:page-number="2" presentation:class="page"/>
          <draw:frame draw:name="מציין מיקום של הערות 2" presentation:style-name="pr6" draw:text-style-name="P14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4" draw:master-page-name="Default">
        <office:forms form:automatic-focus="false" form:apply-design-mode="false"/>
        <draw:custom-shape draw:name="מציין מיקום של מספר שקופית 2" draw:style-name="gr2" draw:text-style-name="P7" draw:layer="layout" svg:width="1.203cm" svg:height="0.936cm" svg:x="24.196cm" svg:y="18.113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7" draw:text-style-name="P11" draw:layer="layout" svg:width="22.505cm" svg:height="11.044cm" svg:x="0.899cm" svg:y="3.92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5"><text:span text:style-name="T4">A class can allow other classes to access its </text:span></text:p>
                  </text:list-item>
                </text:list>
              </text:list-item>
            </text:list>
            <text:p text:style-name="P16"><text:span text:style-name="T4">private data members</text:span></text:p>
            <text:list text:continue-numbering="true" text:style-name="L4">
              <text:list-item>
                <text:list>
                  <text:list-item>
                    <text:p text:style-name="P15"><text:span text:style-name="T7">QUESTION: Is the friendship link one-sided or two-sided? I.e:</text:span></text:p>
                    <text:list>
                      <text:list-item>
                        <text:p><text:span text:style-name="T7">Suppose class A is a friend of class B.</text:span></text:p>
                      </text:list-item>
                      <text:list-item>
                        <text:p><text:span text:style-name="T7">Does it mean that class B is a friend of A?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8"/></text:p>
          </draw:text-box>
        </draw:frame>
        <draw:custom-shape draw:name="כותרת 2" draw:style-name="gr3" draw:text-style-name="P13" draw:layer="layout" svg:width="8.976cm" svg:height="1.772cm" svg:x="3.403cm" svg:y="1.123cm">
          <text:p text:style-name="P18"><text:span text:style-name="T5">frie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2.69cm" svg:height="9.52cm" svg:x="3.179cm" svg:y="1.931cm" draw:page-number="3" presentation:class="page"/>
          <draw:frame draw:name="מציין מיקום של הערות 2" presentation:style-name="pr6" draw:text-style-name="P14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4" draw:master-page-name="Default">
        <office:forms form:automatic-focus="false" form:apply-design-mode="false"/>
        <draw:custom-shape draw:name="מציין מיקום של מספר שקופית 2" draw:style-name="gr2" draw:text-style-name="P7" draw:layer="layout" svg:width="1.203cm" svg:height="0.936cm" svg:x="24.196cm" svg:y="18.113cm">
          <text:p text:style-name="P6"><text:span text:style-name="T3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8" draw:text-style-name="P11" draw:layer="layout" svg:width="24.01cm" svg:height="15.703cm" svg:x="0.832cm" svg:y="3.184cm" presentation:class="outline" presentation:user-transformed="true">
          <draw:text-box>
            <text:p text:style-name="P19"><text:span text:style-name="T9"><text:s/></text:span><text:span text:style-name="T10">class IntTree {</text:span></text:p>
            <text:p text:style-name="P17"><text:span text:style-name="T10"><text:tab/></text:span><text:span text:style-name="T10">…</text:span></text:p>
            <text:p text:style-name="P17"><text:span text:style-name="T10"><text:tab/></text:span><text:span text:style-name="T11">friend</text:span><text:span text:style-name="T10"> class IntTreeIterator;</text:span></text:p>
            <text:p text:style-name="P20"><text:span text:style-name="T10">};</text:span></text:p>
            <text:p text:style-name="P17"><text:span text:style-name="T12"/></text:p>
            <text:p text:style-name="P17"><text:span text:style-name="T12"/></text:p>
            <text:p text:style-name="P20"><text:span text:style-name="T13">// TreeIterator can access Tree's data members</text:span></text:p>
            <text:p text:style-name="P20"><text:span text:style-name="T10">IntTreeIterator&amp; IntTreeIterator::next() </text:span><text:span text:style-name="T14">{</text:span></text:p>
            <text:p text:style-name="P17"><text:span text:style-name="T14"><text:s text:c="4"/></text:span><text:span text:style-name="T14">...</text:span></text:p>
            <text:p text:style-name="P17"><text:span text:style-name="T10"><text:tab/></text:span><text:span text:style-name="T10">return *this;</text:span></text:p>
            <text:p text:style-name="P20"><text:span text:style-name="T10">}</text:span></text:p>
          </draw:text-box>
        </draw:frame>
        <draw:frame draw:name="כותרת 2" presentation:style-name="pr9" draw:text-style-name="P13" draw:layer="layout" svg:width="15.325cm" svg:height="3.427cm" svg:x="3.364cm" svg:y="0.296cm" presentation:class="title" presentation:user-transformed="true">
          <draw:text-box>
            <text:p text:style-name="P21"><text:span text:style-name="T5">friend classes - example</text:span></text:p>
          </draw:text-box>
        </draw:frame>
        <presentation:notes draw:style-name="dp3">
          <draw:page-thumbnail draw:name="מציין מיקום של תמונת שקופית 1" draw:style-name="gr1" draw:layer="layout" svg:width="12.69cm" svg:height="9.52cm" svg:x="3.179cm" svg:y="1.931cm" draw:page-number="4" presentation:class="page"/>
          <draw:frame draw:name="מציין מיקום של הערות 2" presentation:style-name="pr6" draw:text-style-name="P14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0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23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3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5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26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27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" style:display-name="שקופית כותרת" style:page-layout-name="PM1" draw:style-name="Mdp2">
      <office:forms form:automatic-focus="false" form:apply-design-mode="false"/>
      <draw:custom-shape draw:name="מלבן 8" draw:style-name="Mgr3" draw:text-style-name="MP1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5" draw:text-style-name="MP1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9" draw:text-style-name="MP24" draw:layer="backgroundobjects" svg:width="6.878cm" svg:height="1.322cm" svg:x="17.145cm" svg:y="17.198cm" presentation:class="date-time" presentation:user-transformed="true">
        <draw:text-box>
          <text:p text:style-name="MP23"><text:span text:style-name="MT11"><text:date style:data-style-name="D1" text:date-value="2019-03-25">25/3/19</text:date></text:span></text:p>
        </draw:text-box>
      </draw:frame>
      <draw:frame draw:name="מציין מיקום של כותרת תחתונה 16" presentation:style-name="Mpr19" draw:text-style-name="MP24" draw:layer="backgroundobjects" svg:width="12.911cm" svg:height="1.269cm" svg:x="0.635cm" svg:y="17.145cm" presentation:class="footer" presentation:user-transformed="true">
        <draw:text-box>
          <text:p text:style-name="MP23"><text:span text:style-name="MT11">.</text:span></text:p>
        </draw:text-box>
      </draw:frame>
      <draw:frame draw:name="מציין מיקום של מספר שקופית 28" presentation:style-name="Mpr20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מלבן 6" draw:style-name="Mgr6" draw:text-style-name="MP25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26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27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1" draw:text-style-name="MP17" draw:layer="backgroundobjects" svg:width="22.859cm" svg:height="4.082cm" svg:x="1.27cm" svg:y="4.183cm" presentation:class="title" presentation:user-transformed="true">
        <draw:text-box>
          <text:p text:style-name="MP28"><text:span text:style-name="MT12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37</meta:editing-cycles>
    <meta:print-date>2006-12-12T13:43:12</meta:print-date>
    <meta:creation-date>2002-10-18T11:19:22</meta:creation-date>
    <dc:date>2019-03-25T17:13:27.102194411</dc:date>
    <meta:editing-duration>P3DT6H14M5S</meta:editing-duration>
    <meta:generator>LibreOffice/6.1.5.2$Linux_X86_64 LibreOffice_project/10$Build-2</meta:generator>
    <meta:document-statistic meta:object-count="8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